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562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3.9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5eca1" officeooo:paragraph-rsid="0005eca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5eca1" officeooo:paragraph-rsid="0005eca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5eca1" officeooo:paragraph-rsid="0007808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5eca1" officeooo:paragraph-rsid="00109a89" style:font-weight-asian="bold" style:font-weight-complex="bold"/>
    </style:style>
    <style:style style:name="P6" style:family="paragraph" style:parent-style-name="Table_20_Contents">
      <style:text-properties fo:font-weight="bold" officeooo:rsid="0008e65f" officeooo:paragraph-rsid="000dbd27" style:font-weight-asian="bold" style:font-weight-complex="bold"/>
    </style:style>
    <style:style style:name="P7" style:family="paragraph" style:parent-style-name="Table_20_Contents">
      <style:text-properties fo:font-weight="bold" officeooo:rsid="0008e65f" officeooo:paragraph-rsid="0013de8f" style:font-weight-asian="bold" style:font-weight-complex="bold"/>
    </style:style>
    <style:style style:name="P8" style:family="paragraph" style:parent-style-name="Table_20_Contents">
      <style:text-properties fo:font-weight="bold" officeooo:rsid="001174f1" officeooo:paragraph-rsid="0013de8f" style:font-weight-asian="bold" style:font-weight-complex="bold"/>
    </style:style>
    <style:style style:name="P9" style:family="paragraph" style:parent-style-name="Table_20_Contents">
      <style:text-properties fo:font-weight="bold" officeooo:rsid="0013d2a7" style:font-weight-asian="bold" style:font-weight-complex="bold"/>
    </style:style>
    <style:style style:name="P10" style:family="paragraph" style:parent-style-name="Table_20_Contents">
      <style:text-properties fo:font-weight="bold" officeooo:rsid="0013d2a7" officeooo:paragraph-rsid="0013de8f" style:font-weight-asian="bold" style:font-weight-complex="bold"/>
    </style:style>
    <style:style style:name="P11" style:family="paragraph" style:parent-style-name="Table_20_Contents">
      <style:text-properties fo:font-weight="bold" officeooo:rsid="0013de8f" officeooo:paragraph-rsid="0013de8f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007808a"/>
    </style:style>
    <style:style style:name="P13" style:family="paragraph" style:parent-style-name="Table_20_Contents">
      <style:text-properties fo:font-weight="normal" officeooo:rsid="0013d2a7" officeooo:paragraph-rsid="0013de8f" style:font-weight-asian="normal" style:font-weight-complex="normal"/>
    </style:style>
    <style:style style:name="P14" style:family="paragraph" style:parent-style-name="Table_20_Contents" style:list-style-name="L1">
      <style:text-properties fo:font-weight="normal" officeooo:rsid="001174f1" officeooo:paragraph-rsid="0013de8f" style:font-weight-asian="normal" style:font-weight-complex="normal"/>
    </style:style>
    <style:style style:name="P15" style:family="paragraph" style:parent-style-name="Table_20_Contents" style:list-style-name="L1">
      <style:text-properties fo:font-weight="normal" officeooo:rsid="0013d2a7" officeooo:paragraph-rsid="0013de8f" style:font-weight-asian="normal" style:font-weight-complex="normal"/>
    </style:style>
    <style:style style:name="P16" style:family="paragraph" style:parent-style-name="Table_20_Contents" style:list-style-name="L2">
      <style:text-properties fo:font-weight="normal" officeooo:rsid="0013d2a7" officeooo:paragraph-rsid="0013de8f" style:font-weight-asian="normal" style:font-weight-complex="normal"/>
    </style:style>
    <style:style style:name="P17" style:family="paragraph" style:parent-style-name="Table_20_Contents" style:list-style-name="L3">
      <style:text-properties fo:font-weight="normal" officeooo:rsid="0013de8f" officeooo:paragraph-rsid="0013de8f" style:font-weight-asian="normal" style:font-weight-complex="normal"/>
    </style:style>
    <style:style style:name="P18" style:family="paragraph" style:parent-style-name="Table_20_Contents" style:list-style-name="L4">
      <style:text-properties fo:font-weight="normal" officeooo:rsid="0013de8f" officeooo:paragraph-rsid="0013de8f" style:font-weight-asian="normal" style:font-weight-complex="normal"/>
    </style:style>
    <style:style style:name="T1" style:family="text">
      <style:text-properties officeooo:rsid="000a965f"/>
    </style:style>
    <style:style style:name="T2" style:family="text">
      <style:text-properties fo:font-weight="bold" officeooo:rsid="0007808a" style:font-weight-asian="bold" style:font-weight-complex="bold"/>
    </style:style>
    <style:style style:name="T3" style:family="text">
      <style:text-properties fo:font-weight="bold" officeooo:rsid="0005eca1" style:font-weight-asian="bold" style:font-weight-complex="bold"/>
    </style:style>
    <style:style style:name="T4" style:family="text">
      <style:text-properties fo:font-weight="bold" officeooo:rsid="0013de8f" style:font-weight-asian="bold" style:font-weight-complex="bold"/>
    </style:style>
    <style:style style:name="T5" style:family="text">
      <style:text-properties officeooo:rsid="0013d2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  <text:p text:style-name="P2">Name</text:p>
          </table:table-cell>
          <table:table-cell table:style-name="Table1.A1" office:value-type="string">
            <text:p text:style-name="P3"><text:span text:style-name="T1">26</text:span>-<text:span text:style-name="T5">0</text:span>8-2015 </text:p>
            <text:p text:style-name="P5"><text:s text:c="2"/></text:p>
            <text:p text:style-name="P5">Yesterday</text:p>
          </table:table-cell>
          <table:table-cell table:style-name="Table1.C1" office:value-type="string">
            <text:p text:style-name="P12"><text:span text:style-name="T2">2</text:span><text:span text:style-name="T4">7</text:span><text:span text:style-name="T3">-08-2015 <text:s text:c="5"/></text:span></text:p>
            <text:p text:style-name="P4"/>
            <text:p text:style-name="P4">Today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>Amina Nisar</text:p>
          </table:table-cell>
          <table:table-cell table:style-name="Table1.A2" office:value-type="string">
            <text:p text:style-name="P6"/>
            <text:p text:style-name="P7"/>
            <text:p text:style-name="P8">HomeStead </text:p>
            <text:p text:style-name="P8"/>
            <text:p text:style-name="P13">understand and intall and work on it</text:p>
            <text:p text:style-name="P8"/>
            <text:p text:style-name="P8"/>
            <text:p text:style-name="P8">Controllers :</text:p>
            <text:list xml:id="list7787310131157194379" text:style-name="L1">
              <text:list-item>
                <text:p text:style-name="P14">CREATE Controller and add functions</text:p>
              </text:list-item>
              <text:list-item>
                <text:p text:style-name="P15">Artisan Commands</text:p>
              </text:list-item>
            </text:list>
            <text:p text:style-name="P10"/>
            <text:p text:style-name="P8">Views : </text:p>
            <text:list xml:id="list3135553797667251811" text:style-name="L2">
              <text:list-item>
                <text:p text:style-name="P16">Passing Data to View</text:p>
              </text:list-item>
              <text:list-item>
                <text:p text:style-name="P16">Master View</text:p>
              </text:list-item>
              <text:list-item>
                <text:p text:style-name="P16">Blade View</text:p>
              </text:list-item>
              <text:list-item>
                <text:p text:style-name="P16"/>
              </text:list-item>
            </text:list>
            <text:p text:style-name="P10">Configuration of Database</text:p>
            <text:p text:style-name="P10">Environment Variables</text:p>
            <text:p text:style-name="P10"/>
          </table:table-cell>
          <table:table-cell table:style-name="Table1.C2" office:value-type="string">
            <text:p text:style-name="Table_20_Contents"/>
            <text:p text:style-name="P9"/>
            <text:p text:style-name="P11">Migration : </text:p>
            <text:p text:style-name="P11"/>
            <text:list xml:id="list5948804551784864560" text:style-name="L3">
              <text:list-item>
                <text:p text:style-name="P17">create table</text:p>
              </text:list-item>
              <text:list-item>
                <text:p text:style-name="P17">rolback</text:p>
              </text:list-item>
              <text:list-item>
                <text:p text:style-name="P17">add column</text:p>
              </text:list-item>
              <text:list-item>
                <text:p text:style-name="P17">rollback column</text:p>
              </text:list-item>
              <text:list-item>
                <text:p text:style-name="P17"/>
              </text:list-item>
            </text:list>
            <text:p text:style-name="P11">Netbeans:</text:p>
            <text:p text:style-name="P11"/>
            <text:list xml:id="list776844129790218490" text:style-name="L4">
              <text:list-item>
                <text:p text:style-name="P18">set netbeans </text:p>
              </text:list-item>
              <text:list-item>
                <text:p text:style-name="P18">paractice it.</text:p>
              </text:list-item>
            </text:list>
            <text:p text:style-name="P11"/>
            <text:p text:style-name="P11">Middlewear</text:p>
            <text:p text:style-name="P11"/>
            <text:p text:style-name="P11">//Eloquet Model</text:p>
            <text:p text:style-name="P11">Request and Respon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03:18.177926418</meta:creation-date>
    <dc:date>2015-08-27T18:18:47.527006812</dc:date>
    <meta:editing-duration>PT21M24S</meta:editing-duration>
    <meta:editing-cycles>16</meta:editing-cycles>
    <meta:generator>LibreOffice/4.2.8.2$Linux_X86_64 LibreOffice_project/420m0$Build-2</meta:generator>
    <meta:document-statistic meta:table-count="1" meta:image-count="0" meta:object-count="0" meta:page-count="1" meta:paragraph-count="31" meta:word-count="72" meta:character-count="412" meta:non-whitespace-character-count="368"/>
  </office:meta>
</office:document-meta>
</file>